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XMLDocumentHandler.endAttlist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notationDecl( String name , XMLResourceIdentifier identifier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startAttlist( String elementName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separator( short separator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processingInstruction( String target , XMLString data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endExternalSubset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unparsedEntityDecl( String name , XMLResourceIdentifier identifier , String notation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setDocumentSource( XMLDocumen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XMLDocumentHandler.endDocument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startExternalSubset( XMLResourceIdentifier identifier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end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internalEntityDecl( String name , XMLString text , XMLString nonNormalizedText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ignorableWhitespace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doctypeDecl( String rootElement , String publicId , String systemId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getDTD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XMLDocumentHandler.attributeDecl( String elementName , String attributeName , String type , String [ ] enumeration , String defaultType , XMLString defaultValue , XMLString nonNormalizedDefaultValue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endGeneralEntity( String nam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comment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xmlDecl( String version , String encoding , String standalone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ignoredCharacters( XMLString text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endContentModel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pcdata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empty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startContentModel( String elementName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startGroup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endElement( QName elemen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emptyElement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elementDecl( String name , String contentModel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startParameterEntity( String name , XMLResourceIdentifier identifier , String encoding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startDTD( XMLLocator locator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setDTDSource( XMLDTD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XMLDocumentHandler.setDTDContentModelSource( XMLDTDContentModel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XMLDocumentHandler.startCDATA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startGeneralEntity( String name , XMLResourceIdentifier identifier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startDocument( XMLLocator locator , String encoding , NamespaceContext con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element( String elementName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externalEntityDecl( String name , XMLResourceIdentifier identifier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characters( XMLString tex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startElement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endGroup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endDTD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getDocumen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XMLDocumentHandler.occurrence( short occurrence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textDecl( String version , String encoding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endParameterEntity( String name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DefaultXMLDocum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endConditional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endPrefixMapping( String prefix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getDTDContentModel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XMLDocumentHandler.startPrefixMapping( String prefix , String uri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startConditional( short type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XMLDocumentHandler.any(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